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AA000001975B176992E4D148E2.png" manifest:media-type="image/png"/>
  <manifest:file-entry manifest:full-path="Pictures/10004CC100002C0E00002A1591AF2D416F763127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name="Larry the Cow.svg" draw:style-name="gr1" draw:text-style-name="P1" draw:layer="layout" svg:width="4cm" svg:height="3.82cm" svg:x="1cm" svg:y="1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6cm" svg:y="1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11cm" svg:y="1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16cm" svg:y="1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1cm" svg:y="6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6cm" svg:y="6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11cm" svg:y="6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16cm" svg:y="6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1cm" svg:y="11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6cm" svg:y="11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11cm" svg:y="11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16cm" svg:y="11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1cm" svg:y="16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6cm" svg:y="16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11cm" svg:y="16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16cm" svg:y="16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1cm" svg:y="21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6cm" svg:y="21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11cm" svg:y="21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  <draw:frame draw:name="Larry the Cow.svg" draw:style-name="gr1" draw:text-style-name="P1" draw:layer="layout" svg:width="4cm" svg:height="3.82cm" svg:x="16cm" svg:y="21cm">
          <draw:image xlink:href="Pictures/10004CC100002C0E00002A1591AF2D416F763127.svg" xlink:type="simple" xlink:show="embed" xlink:actuate="onLoad" loext:mime-type="image/svg+xml">
            <text:p/>
          </draw:image>
          <draw:image xlink:href="Pictures/10000201000001AA000001975B176992E4D148E2.png" xlink:type="simple" xlink:show="embed" xlink:actuate="onLoad" loext:mime-type="image/png"/>
          <svg:title>Larry the Cow</svg:titl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1T08:18:15.916944145</meta:creation-date>
    <dc:date>2020-01-31T08:22:46.970162329</dc:date>
    <meta:editing-duration>PT4M31S</meta:editing-duration>
    <meta:editing-cycles>1</meta:editing-cycles>
    <meta:document-statistic meta:object-count="20"/>
    <meta:generator>LibreOffice/6.3.4.2.0$Linux_X86_64 LibreOffice_project/30$Build-2</meta:generator>
  </office:meta>
</office:document-meta>
</file>